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a884" officeooo:paragraph-rsid="001fa88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1a970" officeooo:paragraph-rsid="0021a970" style:font-size-asian="10pt" style:font-style-asian="italic" style:font-size-complex="10pt" style:font-style-complex="italic"/>
    </style:style>
    <style:style style:name="P12" style:family="paragraph" style:parent-style-name="Standard" style:list-style-name="L6">
      <style:text-properties fo:color="#666666" fo:font-size="10pt" fo:font-style="italic" officeooo:rsid="00220a74" officeooo:paragraph-rsid="00220a74" style:font-size-asian="10pt" style:font-style-asian="italic" style:font-size-complex="10pt" style:font-style-complex="italic"/>
    </style:style>
    <style:style style:name="P13" style:family="paragraph" style:parent-style-name="Standard" style:list-style-name="L6">
      <style:text-properties fo:color="#666666" fo:font-size="10pt" fo:font-style="italic" officeooo:rsid="0022a248" officeooo:paragraph-rsid="00220a74" style:font-size-asian="10pt" style:font-style-asian="italic" style:font-size-complex="10pt" style:font-style-complex="italic"/>
    </style:style>
    <style:style style:name="P14" style:family="paragraph" style:parent-style-name="Standard" style:list-style-name="L6">
      <style:paragraph-properties fo:text-align="start" style:justify-single-word="false"/>
      <style:text-properties fo:color="#666666" fo:font-size="10pt" fo:letter-spacing="-0.004cm" fo:font-style="italic" fo:font-weight="normal" officeooo:rsid="0022a248" officeooo:paragraph-rsid="0021a97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1a970" style:font-size-asian="10pt" style:font-weight-asian="bold" style:font-size-complex="10pt" style:font-weight-complex="bold"/>
    </style:style>
    <style:style style:name="T4" style:family="text">
      <style:text-properties officeooo:rsid="001e0ee2"/>
    </style:style>
    <style:style style:name="T5" style:family="text">
      <style:text-properties officeooo:rsid="0020b8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5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21cm" fo:margin-left="0.64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-0<text:span text:style-name="T4">8</text:span>-0<text:span text:style-name="T4">1</text:span> – <text:span text:style-name="T5">MONTAG</text:span></text:p>
          </table:table-cell>
          <table:table-cell table:style-name="Table6.A2" office:value-type="string">
            <text:list xml:id="list7807039981944648032" text:style-name="L6">
              <text:list-header>
                <text:p text:style-name="P14"/>
              </text:list-header>
              <text:list-item>
                <text:p text:style-name="P13">C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3">
          <table:table-cell table:style-name="Table6.A2" office:value-type="string">
            <text:p text:style-name="P3">2016-0<text:span text:style-name="T4">8</text:span>-0<text:span text:style-name="T4">2</text:span> – DIENSTAG</text:p>
          </table:table-cell>
          <table:table-cell table:style-name="Table6.A2" office:value-type="string">
            <text:list xml:id="list152917845502720" text:continue-numbering="true" text:style-name="L6">
              <text:list-header>
                <text:p text:style-name="P14"/>
              </text:list-header>
              <text:list-item>
                <text:p text:style-name="P13">C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4">
          <table:table-cell table:style-name="Table6.A2" office:value-type="string">
            <text:p text:style-name="P3">2016-0<text:span text:style-name="T4">8</text:span>-0<text:span text:style-name="T4">3</text:span> – MITTWOCH</text:p>
          </table:table-cell>
          <table:table-cell table:style-name="Table6.A2" office:value-type="string">
            <text:list xml:id="list152917857963574" text:continue-numbering="true" text:style-name="L6">
              <text:list-header>
                <text:p text:style-name="P14"/>
              </text:list-header>
              <text:list-item>
                <text:p text:style-name="P13">C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5">
          <table:table-cell table:style-name="Table6.A2" office:value-type="string">
            <text:p text:style-name="P3">2016-0<text:span text:style-name="T4">8</text:span>-0<text:span text:style-name="T4">4</text:span> – DONNERSTAG</text:p>
          </table:table-cell>
          <table:table-cell table:style-name="Table6.A2" office:value-type="string">
            <text:list xml:id="list152918182297644" text:continue-numbering="true" text:style-name="L6">
              <text:list-header>
                <text:p text:style-name="P14"/>
              </text:list-header>
              <text:list-item>
                <text:p text:style-name="P13">C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  <table:table-row table:style-name="Table6.6">
          <table:table-cell table:style-name="Table6.A2" office:value-type="string">
            <text:p text:style-name="P3">2016-0<text:span text:style-name="T4">8</text:span>-0<text:span text:style-name="T4">5</text:span> – FREITAG</text:p>
          </table:table-cell>
          <table:table-cell table:style-name="Table6.A2" office:value-type="string">
            <text:list xml:id="list152918210533769" text:continue-numbering="true" text:style-name="L6">
              <text:list-header>
                <text:p text:style-name="P14"/>
              </text:list-header>
              <text:list-item>
                <text:p text:style-name="P13">C</text:p>
                <text:p text:style-name="P12"/>
              </text:list-item>
            </text:list>
          </table:table-cell>
          <table:table-cell table:style-name="Table6.A2" office:value-type="string">
            <text:p text:style-name="P11">7 h 48 min</text:p>
          </table:table-cell>
          <table:table-cell table:style-name="Table6.D2" office:value-type="string">
            <text:p text:style-name="P9"/>
            <text:p text:style-name="P10">HZB</text:p>
            <text:p text:style-name="P9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1a970" officeooo:paragraph-rsid="0021a970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1a97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Lehrjah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-0</text:span><text:span text:style-name="MT2">8</text:span><text:span text:style-name="MT1">-0</text:span><text:span text:style-name="MT2">1</text:span><text:span text:style-name="MT1"> – 2016-0</text:span><text:span text:style-name="MT2">8</text:span><text:span text:style-name="MT1">-0</text:span><text:span text:style-name="MT2">5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3">51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-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6T15:29:17.315502144</dc:date>
    <meta:editing-cycles>16</meta:editing-cycles>
    <dc:title>Header Schule</dc:title>
    <meta:editing-duration>PT50M37S</meta:editing-duration>
    <meta:generator>LibreOffice/5.2.3.3$Linux_X86_64 LibreOffice_project/20m0$Build-3</meta:generator>
    <meta:document-statistic meta:table-count="6" meta:image-count="0" meta:object-count="0" meta:page-count="1" meta:paragraph-count="42" meta:word-count="77" meta:character-count="400" meta:non-whitespace-character-count="36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